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ed6b" officeooo:paragraph-rsid="0001ed6b"/>
    </style:style>
    <style:style style:name="P2" style:family="paragraph" style:parent-style-name="Standard">
      <style:paragraph-properties fo:text-align="center" style:justify-single-word="false"/>
      <style:text-properties fo:font-size="16pt" fo:font-weight="bold" officeooo:rsid="0001ed6b" officeooo:paragraph-rsid="0001ed6b" style:font-size-asian="16pt" style:font-weight-asian="bold" style:font-size-complex="16pt" style:font-weight-complex="bold"/>
    </style:style>
    <style:style style:name="P3" style:family="paragraph" style:parent-style-name="Standard">
      <style:text-properties officeooo:rsid="00043e01" officeooo:paragraph-rsid="00043e01"/>
    </style:style>
    <style:style style:name="P4" style:family="paragraph" style:parent-style-name="Standard">
      <style:text-properties officeooo:rsid="00062092" officeooo:paragraph-rsid="00062092"/>
    </style:style>
    <style:style style:name="P5" style:family="paragraph" style:parent-style-name="Standard">
      <style:text-properties officeooo:rsid="000772ce" officeooo:paragraph-rsid="000772ce"/>
    </style:style>
    <style:style style:name="P6" style:family="paragraph" style:parent-style-name="Standard">
      <style:text-properties officeooo:rsid="00089bd3" officeooo:paragraph-rsid="00089bd3"/>
    </style:style>
    <style:style style:name="P7" style:family="paragraph" style:parent-style-name="Standard">
      <style:text-properties officeooo:rsid="0008e3d8" officeooo:paragraph-rsid="00108c5b"/>
    </style:style>
    <style:style style:name="P8" style:family="paragraph" style:parent-style-name="Standard">
      <style:text-properties officeooo:rsid="0002d1c2" officeooo:paragraph-rsid="0002d1c2"/>
    </style:style>
    <style:style style:name="P9" style:family="paragraph" style:parent-style-name="Standard">
      <style:text-properties officeooo:rsid="0001ed6b" officeooo:paragraph-rsid="0001ed6b"/>
    </style:style>
    <style:style style:name="P10" style:family="paragraph" style:parent-style-name="Standard">
      <style:text-properties officeooo:rsid="00089bd3" officeooo:paragraph-rsid="00089bd3"/>
    </style:style>
    <style:style style:name="P11" style:family="paragraph" style:parent-style-name="Standard">
      <style:text-properties officeooo:rsid="0018b5c0" officeooo:paragraph-rsid="0018b5c0"/>
    </style:style>
    <style:style style:name="P12" style:family="paragraph" style:parent-style-name="Standard">
      <style:text-properties fo:font-weight="bold" officeooo:rsid="001a77ad" officeooo:paragraph-rsid="001a77ad" style:font-weight-asian="bold" style:font-weight-complex="bold"/>
    </style:style>
    <style:style style:name="P13" style:family="paragraph" style:parent-style-name="Standard">
      <style:text-properties officeooo:rsid="000772ce" officeooo:paragraph-rsid="000772ce"/>
    </style:style>
    <style:style style:name="T1" style:family="text">
      <style:text-properties officeooo:rsid="0002d1c2"/>
    </style:style>
    <style:style style:name="T2" style:family="text">
      <style:text-properties officeooo:rsid="00050822"/>
    </style:style>
    <style:style style:name="T3" style:family="text">
      <style:text-properties officeooo:rsid="0005e194"/>
    </style:style>
    <style:style style:name="T4" style:family="text">
      <style:text-properties officeooo:rsid="00062092"/>
    </style:style>
    <style:style style:name="T5" style:family="text">
      <style:text-properties officeooo:rsid="000772ce"/>
    </style:style>
    <style:style style:name="T6" style:family="text">
      <style:text-properties officeooo:rsid="0008e3d8"/>
    </style:style>
    <style:style style:name="T7" style:family="text">
      <style:text-properties officeooo:rsid="0009123e"/>
    </style:style>
    <style:style style:name="T8" style:family="text">
      <style:text-properties officeooo:rsid="000aad91"/>
    </style:style>
    <style:style style:name="T9" style:family="text">
      <style:text-properties officeooo:rsid="000b8fd2"/>
    </style:style>
    <style:style style:name="T10" style:family="text">
      <style:text-properties officeooo:rsid="000c62c5"/>
    </style:style>
    <style:style style:name="T11" style:family="text">
      <style:text-properties officeooo:rsid="000e03b0"/>
    </style:style>
    <style:style style:name="T12" style:family="text">
      <style:text-properties officeooo:rsid="000e6023"/>
    </style:style>
    <style:style style:name="T13" style:family="text">
      <style:text-properties officeooo:rsid="000ed132"/>
    </style:style>
    <style:style style:name="T14" style:family="text">
      <style:text-properties officeooo:rsid="000f2867"/>
    </style:style>
    <style:style style:name="T15" style:family="text">
      <style:text-properties officeooo:rsid="000fe886"/>
    </style:style>
    <style:style style:name="T16" style:family="text">
      <style:text-properties officeooo:rsid="00139683"/>
    </style:style>
    <style:style style:name="T17" style:family="text">
      <style:text-properties officeooo:rsid="0013c1a4"/>
    </style:style>
    <style:style style:name="T18" style:family="text">
      <style:text-properties officeooo:rsid="00174c91"/>
    </style:style>
    <style:style style:name="T19" style:family="text">
      <style:text-properties officeooo:rsid="001805c0"/>
    </style:style>
    <style:style style:name="T20" style:family="text">
      <style:text-properties officeooo:rsid="001a4ff7"/>
    </style:style>
    <style:style style:name="T21" style:family="text">
      <style:text-properties officeooo:rsid="001a77ad"/>
    </style:style>
    <style:style style:name="T22" style:family="text">
      <style:text-properties officeooo:rsid="001aa23a"/>
    </style:style>
    <style:style style:name="T23" style:family="text">
      <style:text-properties officeooo:rsid="001c8a81"/>
    </style:style>
    <style:style style:name="T24" style:family="text">
      <style:text-properties officeooo:rsid="001d84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TII TLS 1.3 Project – Vision and objectives</text:p>
      <text:p text:style-name="P1"/>
      <text:p text:style-name="P1"/>
      <text:p text:style-name="P1"/>
      <text:p text:style-name="P1">This project will <text:span text:style-name="T20">deliver</text:span> a full clean-room implementation of the TLS1.3 standard as described in RFC8446. It will be delivered as a client <text:span text:style-name="T21">written in both C++ and Rust</text:span>, and a Rust Server. It will have general application, but will be particularly well suited for Internet of Things <text:span text:style-name="T15">(IoT) </text:span>applications. It will be a solid <text:span text:style-name="T21">and reliable </text:span>implementation of the current standard, <text:span text:style-name="T1">written and documented to professional standards</text:span>, <text:span text:style-name="T1">and </text:span>directly competitive with commercial products like WolfSSL. <text:span text:style-name="T13">The use of Rust as an implementation language will be seen as providing confidence in the correctness of the implementation, as it eliminates the possibility of certain type of programmer error that have proven problematic in the past when implementing TLS and its SSL predecessor.</text:span></text:p>
      <text:p text:style-name="P1"/>
      <text:p text:style-name="P12">What is TLS?</text:p>
      <text:p text:style-name="P1"/>
      <text:p text:style-name="P3">TLS <text:span text:style-name="T6">1.3 </text:span>is a cryptographic protocol which protects <text:span text:style-name="T2">internet communications. </text:span><text:span text:style-name="T4">It depends on several important cryptographic primitives in order to succeed.</text:span></text:p>
      <text:p text:style-name="P3"/>
      <text:p text:style-name="P4">1.<text:tab/>A Hash function <text:span text:style-name="T17">(on which is also built a HMAC and Key Derivation Functions)</text:span></text:p>
      <text:p text:style-name="P4">2.<text:tab/>A symmetric cipher used in an AEAD mode of operation</text:p>
      <text:p text:style-name="P4">3.<text:tab/>A KEM, or key exchange algorithm.</text:p>
      <text:p text:style-name="P4">4.<text:tab/>A digital signature algorithm</text:p>
      <text:p text:style-name="P4"/>
      <text:p text:style-name="P4">In each case a limited range of choice is allowed. For example for key exchange and digital signature <text:span text:style-name="T10">one of </text:span>a number of standard elliptic curves are permitted. Some of these choices are of necessity legacy, as due to its use of the Public Key Infrastructure, certificates are used that may have be<text:span text:style-name="T6">e</text:span>n issued decades ago. Certificates are used to verify the public keys used to check the validity of digital signatures.</text:p>
      <text:p text:style-name="P4"/>
      <text:p text:style-name="P5">TLS is of course most commonly used in the context of website access, c<text:span text:style-name="T13">reating a secure channel between a</text:span> browser <text:span text:style-name="T13">and</text:span> a server. But this is far from being its only application. In an IoT setting TLS may be responsible for connecting an IoT node to its controlling server, for the exchange of application specific data. One advantage of using TLS is that it has been widely studied (and attacked) by the international community. <text:span text:style-name="T10">It is uber mature. </text:span>In its current manifestation as version 1.3 there are no known weaknesses. On<text:span text:style-name="T6">e</text:span> plausible concern however would be that, to maintain backward compatibility, it has become bloated and weighed down with legacy code, which can easily result in programmer error. By wri<text:span text:style-name="T6">ti</text:span>ng a clean-room implementation of <text:span text:style-name="T10">only the latest version </text:span>TLS 1.3, we will <text:span text:style-name="T14">side-step</text:span> this problem.</text:p>
      <text:p text:style-name="P5"/>
      <text:p text:style-name="P12">How will our implementation differ?</text:p>
      <text:p text:style-name="P4"/>
      <text:p text:style-name="P4"><text:span text:style-name="T5">I</text:span>t may be the case that in a particular context a deployer may want to use non-standard primitives. For example for reasons of national security it may be desirable to use nationally approved and non-publicly disclosed primitives. An example would be the use of non-standard elliptic curves chosen using state-of-the-art criteria, rather than older legacy standards which <text:span text:style-name="T5">in some cases</text:span> exhibit known vulnerabilities. </text:p>
      <text:p text:style-name="P4"/>
      <text:p text:style-name="P5">Another consideration may be the need in the near future for wholesale replacement of some or all of the existing primitives with post-quantum alternatives. In the event of the invention of a quantum computer entirely new methods for key exchange and digital signature must be used, and even choices of hash functions and AEAD ciphers may be impacted. <text:span text:style-name="T9">New post-quantum certificates will be issued, </text:span><text:span text:style-name="T11">and will need to be processed.</text:span></text:p>
      <text:p text:style-name="P5"><text:soft-page-break/></text:p>
      <text:p text:style-name="P5">Given the above there is a clear need for a new implementation of TLS to be super agile and flexible, and to adopt a pluggable architecture, so that cryptographic primitives can be plugged <text:span text:style-name="T6">in </text:span>and <text:span text:style-name="T6">out</text:span> <text:span text:style-name="T6">with ease</text:span>. Furthermore these primitives may need to be chosen from a wide variety of sources. Cryptographic primitives are notoriously difficult to write efficiently and securely. <text:span text:style-name="T6">In particular r</text:span>ecall that in an IoT setting side-channel attacks are a very real threat. Therefore there is unlikely to exist a single resource from which all of the best-of-class primitives can be found. For performance reasons many are written in assembly language, and of course this requires good qua<text:span text:style-name="T6">l</text:span>ity implementations for a <text:span text:style-name="T14">whole range</text:span> of processors, as <text:span text:style-name="T21">are</text:span> often found in the IoT setting. Furthermore some primitives in an IoT node may be <text:span text:style-name="T16">available</text:span> via fast <text:span text:style-name="T15">secure </text:span>hardware, and <text:span text:style-name="T14">a </text:span>TLS implementation should be able to easily <text:span text:style-name="T6">exploit</text:span> such a resource, <text:span text:style-name="T11">if it were available</text:span>.</text:p>
      <text:p text:style-name="P1"/>
      <text:p text:style-name="P1">The<text:span text:style-name="T5">refore the</text:span> TII implementation will deploy a flexible and agile Security A<text:span text:style-name="T3">bstraction</text:span> Layer (SAL) to permit <text:span text:style-name="T1">a pluggable architecture where </text:span>cryptographic primitives from a variety of sources <text:span text:style-name="T1">(both software and hardware) can be used</text:span>. </text:p>
      <text:p text:style-name="P1"/>
      <text:p text:style-name="P7">In the IoT context an important issue will be <text:span text:style-name="T7">the </text:span>potentially severe constraints on memory (SRAM and Flash), and on CPU processing capability. It is vital therefore that care be taken in the course of development <text:span text:style-name="T8">of the TLS client that</text:span> <text:span text:style-name="T8">it</text:span> <text:span text:style-name="T7">not be profligate with </text:span>resource<text:span text:style-name="T7">s</text:span>. Simply put, an implementation that doesn’t fit <text:span text:style-name="T22">snugly </text:span>inside of an IoT node, which for example exhausts its <text:span text:style-name="T7">available </text:span>SRAM, is clearly useless.</text:p>
      <text:p text:style-name="P1"/>
      <text:p text:style-name="P6">The current state of affairs as regards the best choice of post-quantum primitives, is an area of <text:span text:style-name="T8">ongoing and </text:span>active research. At the time of writing the NIST competition is coming to an end, and it is expected that one or more new primitives will be standardised in the various categories. However that is unlikely to be the end of the story, as it <text:span text:style-name="T14">will</text:span> probably <text:span text:style-name="T14">be </text:span>ma<text:span text:style-name="T14">n</text:span>y years until the threat of a <text:span text:style-name="T18">C</text:span>ryptographically <text:span text:style-name="T18">R</text:span>elevant <text:span text:style-name="T18">Q</text:span>uantum <text:span text:style-name="T18">C</text:span>omputer (CRQC) becomes <text:span text:style-name="T6">real</text:span>, and in the meantime post-quantum cryptography is likely to undergo further <text:span text:style-name="T14">refinement and </text:span>development. This will, in our opinion, likely lead to a new NIST-like competition in the <text:span text:style-name="T6">medium-term </text:span>future, <text:span text:style-name="T8">and the emergence of new </text:span><text:span text:style-name="T19">and improved </text:span><text:span text:style-name="T8">standards.</text:span></text:p>
      <text:p text:style-name="P6"/>
      <text:p text:style-name="P6">Given the above it is a<text:span text:style-name="T23">n important</text:span> design objective of the TII-TLS implementation that it provide an ideal test-bed for observing and measuring the impact of various choices <text:span text:style-name="T6">of post-quantum primitives </text:span>on the performance of the TLS protocol, <text:span text:style-name="T7">in particular in the IoT setting</text:span>. <text:span text:style-name="T6">It is to be hoped that this will result in our making a meaningful contribution to ongoing international research.</text:span></text:p>
      <text:p text:style-name="P6"/>
      <text:p text:style-name="P12">The future</text:p>
      <text:p text:style-name="P6"/>
      <text:p text:style-name="P11">It would also be our ambition over time to abstract out as much as possible the trust management aspect of TLS, so <text:span text:style-name="T24">that </text:span>trust establishment alternatives other than PKI can be considered (such as the use of pre-shared keys).</text:p>
      <text:p text:style-name="P6"/>
      <text:p text:style-name="P6"><text:span text:style-name="T6">Finally w</text:span>e are aware that TLS 1.3 is unlikely to be the end of the story. There will be a TLS 1.4 or a TLS 2.0. These will involve changes to the core protocol orthogonal to the choices of cryptographic protocols. <text:span text:style-name="T12">W</text:span>e hope to be in a good position to rapidly track (and indeed get ahead of) any such developments. </text:p>
      <text:p text:style-name="P1"/>
      <text:p text:style-name="P1"/>
      <text:p text:style-name="P1"/>
      <text:p text:style-name="P1"/>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8T17:57:24.904000000</meta:creation-date>
    <dc:date>2022-02-21T12:00:53.775000000</dc:date>
    <meta:editing-duration>PT6H45M18S</meta:editing-duration>
    <meta:editing-cycles>27</meta:editing-cycles>
    <meta:generator>LibreOffice/7.2.2.2$Windows_X86_64 LibreOffice_project/02b2acce88a210515b4a5bb2e46cbfb63fe97d56</meta:generator>
    <meta:document-statistic meta:table-count="0" meta:image-count="0" meta:object-count="0" meta:page-count="2" meta:paragraph-count="21" meta:word-count="1081" meta:character-count="6549" meta:non-whitespace-character-count="5485"/>
  </office:meta>
</office:document-meta>
</file>